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5806" officeooo:paragraph-rsid="000b5806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b5806" officeooo:paragraph-rsid="000b5806" fo:background-color="#ffff00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 add a user to life.illinois account</text:p>
      <text:p text:style-name="P2"/>
      <text:p text:style-name="P1"><text:span text:style-name="T2">Prerequisites</text:span>: The user should have a NetID</text:p>
      <text:p text:style-name="P1"/>
      <text:p text:style-name="P1">1. Go to Terminal.</text:p>
      <text:p text:style-name="P1"/>
      <text:p text:style-name="P1">2. Login in to Braxton</text:p>
      <text:p text:style-name="P1"/>
      <text:p text:style-name="P1">3. &gt; sudo bash</text:p>
      <text:p text:style-name="P1"/>
      <text:p text:style-name="P1">4. Enter password</text:p>
      <text:p text:style-name="P1"/>
      <text:p text:style-name="P1">5. To check if the user is already there: </text:p>
      <text:p text:style-name="P1"><text:tab/><text:a xlink:type="simple" xlink:href="mailto:root@braxton" text:style-name="Internet_20_link" text:visited-style-name="Visited_20_Internet_20_Link">root@braxton</text:a>:/# lsuser NetID</text:p>
      <text:p text:style-name="P1"/>
      <text:p text:style-name="P1">6. If no records come up, then the user has no life account created.</text:p>
      <text:p text:style-name="P1"/>
      <text:p text:style-name="P1">7. Type in the following at the terminal:</text:p>
      <text:p text:style-name="P1"><text:tab/><text:a xlink:type="simple" xlink:href="mailto:root@braxton" text:style-name="Internet_20_link" text:visited-style-name="Visited_20_Internet_20_Link">root@braxton</text:a>:/# add_user NetID</text:p>
      <text:p text:style-name="P1"/>
      <text:p text:style-name="P1">8. Enter real name: Enter the person's name</text:p>
      <text:p text:style-name="P1"/>
      <text:p text:style-name="P1">9. Expire password: Enter 'n'</text:p>
      <text:p text:style-name="P1"/>
      <text:p text:style-name="P1">10. Continue: y</text:p>
      <text:p text:style-name="P1"/>
      <text:p text:style-name="P1">11. Password:</text:p>
      <text:p text:style-name="P1"><text:tab/>To get a password go to: <text:a xlink:type="simple" xlink:href="http://passwordgenerator.net/" text:style-name="Internet_20_link" text:visited-style-name="Visited_20_Internet_20_Link">http://passwordgenerator.net/</text:a></text:p>
      <text:p text:style-name="P1"><text:tab/>Copy this password and paste in the terminal.</text:p>
      <text:p text:style-name="P1"/>
      <text:p text:style-name="P1">12. Account will be created. Do this to confirm is it was added:</text:p>
      <text:p text:style-name="P1"><text:tab/><text:a xlink:type="simple" xlink:href="mailto:root@braxton" text:style-name="Internet_20_link" text:visited-style-name="Visited_20_Internet_20_Link">root@braxton</text:a>:/# <text:s/>lsuser NetID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37:15.270252882</meta:creation-date>
    <dc:date>2015-03-19T12:52:18.559616713</dc:date>
    <meta:editing-duration>PT15M2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20" meta:word-count="116" meta:character-count="659" meta:non-whitespace-character-count="554"/>
  </office:meta>
</office:document-meta>
</file>